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officeooo:rsid="0010315e" officeooo:paragraph-rsid="0010315e" style:font-size-asian="12.25pt" style:font-size-complex="14pt"/>
    </style:style>
    <style:style style:name="P2" style:family="paragraph" style:parent-style-name="Standard">
      <style:text-properties fo:font-size="14pt" fo:language="en" fo:country="US" officeooo:rsid="00156a10" officeooo:paragraph-rsid="00156a10" style:font-size-asian="12.25pt" style:font-size-complex="14pt"/>
    </style:style>
    <style:style style:name="P3" style:family="paragraph" style:parent-style-name="Standard">
      <style:text-properties fo:font-size="14pt" fo:language="en" fo:country="US" officeooo:rsid="00161c31" officeooo:paragraph-rsid="00161c31" style:font-size-asian="12.25pt" style:font-size-complex="14pt"/>
    </style:style>
    <style:style style:name="P4" style:family="paragraph" style:parent-style-name="Standard">
      <style:text-properties fo:font-size="14pt" fo:language="ru" fo:country="RU" officeooo:rsid="0010315e" officeooo:paragraph-rsid="0010315e" style:font-size-asian="12.25pt" style:font-size-complex="14pt"/>
    </style:style>
    <style:style style:name="P5" style:family="paragraph" style:parent-style-name="Standard" style:list-style-name="L1">
      <style:text-properties fo:font-size="14pt" fo:language="en" fo:country="US" officeooo:rsid="0010315e" officeooo:paragraph-rsid="0010315e" style:font-size-asian="12.25pt" style:font-size-complex="14pt"/>
    </style:style>
    <style:style style:name="P6" style:family="paragraph" style:parent-style-name="Standard" style:list-style-name="L3">
      <style:text-properties fo:font-size="14pt" fo:language="en" fo:country="US" officeooo:rsid="0010315e" officeooo:paragraph-rsid="0010315e" style:font-size-asian="12.25pt" style:font-size-complex="14pt"/>
    </style:style>
    <style:style style:name="P7" style:family="paragraph" style:parent-style-name="Standard" style:list-style-name="L4">
      <style:text-properties fo:font-size="14pt" fo:language="en" fo:country="US" officeooo:rsid="0010315e" officeooo:paragraph-rsid="0010315e" style:font-size-asian="12.25pt" style:font-size-complex="14pt"/>
    </style:style>
    <style:style style:name="P8" style:family="paragraph" style:parent-style-name="Standard" style:list-style-name="L1">
      <style:text-properties fo:font-size="14pt" fo:language="en" fo:country="US" officeooo:rsid="00161c31" officeooo:paragraph-rsid="00161c31" style:font-size-asian="12.25pt" style:font-size-complex="14pt"/>
    </style:style>
    <style:style style:name="P9" style:family="paragraph" style:parent-style-name="Standard" style:list-style-name="L3">
      <style:text-properties fo:font-size="14pt" fo:language="en" fo:country="US" officeooo:rsid="00161c31" officeooo:paragraph-rsid="00161c31" style:font-size-asian="12.25pt" style:font-size-complex="14pt"/>
    </style:style>
    <style:style style:name="P10" style:family="paragraph" style:parent-style-name="Standard" style:list-style-name="L4">
      <style:text-properties fo:font-size="14pt" fo:language="en" fo:country="US" officeooo:rsid="00161c31" officeooo:paragraph-rsid="00161c31" style:font-size-asian="12.25pt" style:font-size-complex="14pt"/>
    </style:style>
    <style:style style:name="P11" style:family="paragraph" style:parent-style-name="Standard" style:list-style-name="L1">
      <style:text-properties fo:font-size="14pt" fo:language="en" fo:country="US" officeooo:rsid="00156a10" officeooo:paragraph-rsid="00156a10" style:font-size-asian="12.25pt" style:font-size-complex="14pt"/>
    </style:style>
    <style:style style:name="P12" style:family="paragraph" style:parent-style-name="Standard" style:list-style-name="L2">
      <style:text-properties fo:font-size="14pt" fo:language="en" fo:country="US" officeooo:rsid="00156a10" officeooo:paragraph-rsid="00156a10" style:font-size-asian="12.25pt" style:font-size-complex="14pt"/>
    </style:style>
    <style:style style:name="P13" style:family="paragraph" style:parent-style-name="Standard" style:list-style-name="L3">
      <style:text-properties fo:font-size="14pt" fo:language="en" fo:country="US" officeooo:rsid="00195414" officeooo:paragraph-rsid="00195414" style:font-size-asian="12.25pt" style:font-size-complex="14pt"/>
    </style:style>
    <style:style style:name="P14" style:family="paragraph" style:parent-style-name="Standard" style:list-style-name="L3">
      <style:text-properties fo:font-size="14pt" fo:language="en" fo:country="US" officeooo:rsid="0011e6cf" officeooo:paragraph-rsid="0011e6cf" style:font-size-asian="12.25pt" style:font-size-complex="14pt"/>
    </style:style>
    <style:style style:name="P15" style:family="paragraph" style:parent-style-name="Standard" style:list-style-name="L1">
      <style:text-properties fo:font-size="14pt" fo:language="ru" fo:country="RU" officeooo:rsid="0010315e" officeooo:paragraph-rsid="0010315e" style:font-size-asian="12.25pt" style:font-size-complex="14pt"/>
    </style:style>
    <style:style style:name="P16" style:family="paragraph" style:parent-style-name="Standard" style:list-style-name="L1">
      <style:text-properties fo:font-size="14pt" fo:language="ru" fo:country="RU" officeooo:rsid="0010315e" officeooo:paragraph-rsid="00161c31" style:font-size-asian="12.25pt" style:font-size-complex="14pt"/>
    </style:style>
    <style:style style:name="P17" style:family="paragraph" style:parent-style-name="Standard" style:list-style-name="L1">
      <style:text-properties fo:font-size="14pt" fo:language="ru" fo:country="RU" officeooo:rsid="00161c31" officeooo:paragraph-rsid="00161c31" style:font-size-asian="12.25pt" style:font-size-complex="14pt"/>
    </style:style>
    <style:style style:name="P18" style:family="paragraph" style:parent-style-name="Standard" style:list-style-name="L1">
      <style:text-properties fo:font-size="14pt" fo:language="ru" fo:country="RU" officeooo:rsid="00195414" officeooo:paragraph-rsid="00195414" style:font-size-asian="12.25pt" style:font-size-complex="14pt"/>
    </style:style>
    <style:style style:name="P19" style:family="paragraph" style:parent-style-name="Standard" style:list-style-name="L3">
      <style:text-properties fo:font-size="14pt" fo:language="ru" fo:country="RU" officeooo:rsid="0011e6cf" officeooo:paragraph-rsid="0011e6cf" style:font-size-asian="12.25pt" style:font-size-complex="14pt"/>
    </style:style>
    <style:style style:name="P20" style:family="paragraph" style:parent-style-name="Standard" style:list-style-name="L1">
      <style:text-properties fo:color="#3465a4" loext:opacity="100%" fo:font-size="14pt" fo:language="en" fo:country="US" officeooo:rsid="0010315e" officeooo:paragraph-rsid="0010315e" style:font-size-asian="12.25pt" style:font-size-complex="14pt"/>
    </style:style>
    <style:style style:name="P21" style:family="paragraph" style:parent-style-name="Standard" style:list-style-name="L3">
      <style:text-properties fo:color="#3465a4" loext:opacity="100%" fo:font-size="14pt" fo:language="en" fo:country="US" officeooo:rsid="0010315e" officeooo:paragraph-rsid="0010315e" style:font-size-asian="12.25pt" style:font-size-complex="14pt"/>
    </style:style>
    <style:style style:name="P22" style:family="paragraph" style:parent-style-name="Standard" style:list-style-name="L1">
      <style:text-properties fo:color="#c9211e" loext:opacity="100%" fo:font-size="14pt" fo:language="en" fo:country="US" officeooo:rsid="0010315e" officeooo:paragraph-rsid="0010315e" style:font-size-asian="12.25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1c31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3e774"/>
    </style:style>
    <style:style style:name="T5" style:family="text">
      <style:text-properties officeooo:rsid="00161c31"/>
    </style:style>
    <style:style style:name="T6" style:family="text">
      <style:text-properties fo:language="en" fo:country="US" officeooo:rsid="00161c31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language="en" fo:country="US" fo:font-style="normal" fo:font-weight="normal" officeooo:rsid="00161c31" style:font-size-asian="10pt" style:font-style-asian="normal" style:font-weight-asian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tab/>USER<text:span text:style-name="T1">:</text:span></text:p>
      <text:list text:style-name="L1">
        <text:list-item>
          <text:p text:style-name="P5">id</text:p>
        </text:list-item>
        <text:list-item>
          <text:p text:style-name="P8">photo</text:p>
        </text:list-item>
        <text:list-item>
          <text:p text:style-name="P11">first_name</text:p>
        </text:list-item>
        <text:list-item>
          <text:p text:style-name="P11">last_name</text:p>
        </text:list-item>
        <text:list-item>
          <text:p text:style-name="P11">username</text:p>
        </text:list-item>
        <text:list-item>
          <text:p text:style-name="P11">password</text:p>
        </text:list-item>
        <text:list-item>
          <text:p text:style-name="P11">is_superuser</text:p>
        </text:list-item>
        <text:list-item>
          <text:p text:style-name="P5">email</text:p>
        </text:list-item>
        <text:list-item>
          <text:p text:style-name="P8">date_of_birthday</text:p>
        </text:list-item>
        <text:list-item>
          <text:p text:style-name="P20">balance <text:span text:style-name="T2">0</text:span></text:p>
        </text:list-item>
        <text:list-item>
          <text:p text:style-name="P22">rating – <text:span text:style-name="T1">(1 — 5 звезд) </text:span><text:span text:style-name="T5"><text:s/>5</text:span></text:p>
        </text:list-item>
        <text:list-item>
          <text:p text:style-name="P5">comment – <text:span text:style-name="T1">комментарии к этому профилю </text:span><text:span text:style-name="T2">(оставляют только заказчики)</text:span></text:p>
        </text:list-item>
        <text:list-item>
          <text:p text:style-name="P5"><text:span text:style-name="T3">count_tasks</text:span> – <text:span text:style-name="T1">количество взятых заказов</text:span></text:p>
        </text:list-item>
        <text:list-item>
          <text:p text:style-name="P5"><text:span text:style-name="T1"><text:s/></text:span><text:span text:style-name="T3">tasks</text:span> – <text:span text:style-name="T1">Заказы опубликованные этим </text:span><text:span text:style-name="T2">пользователем</text:span></text:p>
        </text:list-item>
        <text:list-item>
          <text:p text:style-name="P15"><text:s/>resume — резюме <text:span text:style-name="T5">(</text:span><text:span text:style-name="T6">none True)</text:span></text:p>
        </text:list-item>
        <text:list-item>
          <text:p text:style-name="P15"><text:span text:style-name="T8">is_executor</text:span></text:p>
        </text:list-item>
        <text:list-item>
          <text:p text:style-name="P15"><text:span text:style-name="T8">is_customer</text:span></text:p>
        </text:list-item>
        <text:list-item>
          <text:p text:style-name="P15"><text:span text:style-name="T6"/></text:p>
        </text:list-item>
      </text:list>
      <text:p text:style-name="P4"/>
      <text:p text:style-name="P4"/>
      <text:p text:style-name="P3">RESUME</text:p>
      <text:list text:continue-numbering="true" text:style-name="L1">
        <text:list-item>
          <text:list>
            <text:list-item>
              <text:p text:style-name="P16">Университет</text:p>
            </text:list-item>
            <text:list-item>
              <text:p text:style-name="P16">Направление</text:p>
            </text:list-item>
            <text:list-item>
              <text:p text:style-name="P16">Курс</text:p>
            </text:list-item>
            <text:list-item>
              <text:p text:style-name="P17">Описание</text:p>
            </text:list-item>
            <text:list-item>
              <text:p text:style-name="P18">Контакты</text:p>
            </text:list-item>
          </text:list>
        </text:list-item>
      </text:list>
      <text:p text:style-name="P4"/>
      <text:p text:style-name="P2">COMMENT_USER <text:span text:style-name="T2">комменты к профилю</text:span></text:p>
      <text:list text:style-name="L2">
        <text:list-item>
          <text:p text:style-name="P12">id</text:p>
        </text:list-item>
        <text:list-item>
          <text:p text:style-name="P12">id_user</text:p>
        </text:list-item>
        <text:list-item>
          <text:p text:style-name="P12">id_author</text:p>
        </text:list-item>
        <text:list-item>
          <text:p text:style-name="P12">comment</text:p>
          <text:p text:style-name="P12"/>
        </text:list-item>
      </text:list>
      <text:p text:style-name="P4"/>
      <text:p text:style-name="P4"/>
      <text:p text:style-name="P1">TASK:</text:p>
      <text:list text:style-name="L3">
        <text:list-item>
          <text:p text:style-name="P6">id</text:p>
        </text:list-item>
        <text:list-item>
          <text:p text:style-name="P9">id_customer</text:p>
        </text:list-item>
        <text:list-item>
          <text:p text:style-name="P9">id_executor</text:p>
        </text:list-item>
        <text:list-item>
          <text:p text:style-name="P13">done – True False <text:span text:style-name="T1">выполнено или нет</text:span></text:p>
        </text:list-item>
        <text:list-item>
          <text:p text:style-name="P6">title</text:p>
        </text:list-item>
        <text:list-item>
          <text:p text:style-name="P6">description – <text:span text:style-name="T1">описание задания</text:span></text:p>
        </text:list-item>
        <text:list-item>
          <text:p text:style-name="P14">university</text:p>
        </text:list-item>
        <text:list-item>
          <text:p text:style-name="P14">direction – <text:span text:style-name="T1">направление </text:span></text:p>
        </text:list-item>
        <text:list-item>
          <text:p text:style-name="P14"><text:soft-page-break/>course – <text:span text:style-name="T1">курс</text:span></text:p>
        </text:list-item>
        <text:list-item>
          <text:p text:style-name="P19">deadline — дедлайн</text:p>
        </text:list-item>
        <text:list-item>
          <text:p text:style-name="P6">photo<text:span text:style-name="T1">(по желанию)</text:span></text:p>
        </text:list-item>
        <text:list-item>
          <text:p text:style-name="P21">price(<text:span text:style-name="T1">по желанию)</text:span></text:p>
        </text:list-item>
        <text:list-item>
          <text:p text:style-name="P6"><text:span text:style-name="T1"><text:s/></text:span><text:span text:style-name="T4">time_create</text:span></text:p>
        </text:list-item>
      </text:list>
      <text:p text:style-name="P1"/>
      <text:p text:style-name="P1">TASK_ANSWER: <text:span text:style-name="T2">Заявки</text:span></text:p>
      <text:list text:style-name="L4">
        <text:list-item>
          <text:p text:style-name="P7">id</text:p>
        </text:list-item>
        <text:list-item>
          <text:p text:style-name="P7">id_task</text:p>
        </text:list-item>
        <text:list-item>
          <text:p text:style-name="P7">id_user</text:p>
        </text:list-item>
        <text:list-item>
          <text:p text:style-name="P10">discription - <text:span text:style-name="T1">отклик</text:span></text:p>
        </text:list-item>
        <text:list-item>
          <text:p text:style-name="P7">pri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00:43:25.026000000</meta:creation-date>
    <dc:date>2023-12-13T01:29:54.455000000</dc:date>
    <meta:editing-duration>PT7H34M2S</meta:editing-duration>
    <meta:editing-cycles>8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50" meta:word-count="134" meta:character-count="797" meta:non-whitespace-character-count="739"/>
  </office:meta>
</office:document-meta>
</file>